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language="en" fo:country="US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ru" fo:country="RU" officeooo:rsid="00240b54" style:font-size-asian="12.25pt" style:font-size-complex="14pt"/>
    </style:style>
    <style:style style:name="T24" style:family="text">
      <style:text-properties fo:font-size="14pt" fo:language="en" fo:country="US" officeooo:rsid="0019acdc" style:font-size-asian="12.25pt" style:font-size-complex="14pt"/>
    </style:style>
    <style:style style:name="T25" style:family="text">
      <style:text-properties fo:font-size="14pt" fo:language="ru" fo:country="RU" officeooo:rsid="0024922a" style:font-size-asian="12.25pt" style:font-size-complex="14pt"/>
    </style:style>
    <style:style style:name="T26" style:family="text">
      <style:text-properties fo:font-size="14pt" fo:language="en" fo:country="US" officeooo:rsid="00224cfa" style:font-size-asian="12.25pt" style:font-size-complex="14pt"/>
    </style:style>
    <style:style style:name="T27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8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31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2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3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4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e0bdc"/>
    </style:style>
    <style:style style:name="T37" style:family="text">
      <style:text-properties officeooo:rsid="00224c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 - </text:span><text:span text:style-name="T23">Назар</text:span><text:span text:style-name="T22">, выбора уровня </text:span><text:span text:style-name="T23">- Назар</text:span><text:span text:style-name="T22">, само окно уровня - </text:span><text:span text:style-name="T23">Максим</text:span><text:span text:style-name="T22">, пауза </text:span><text:span text:style-name="T23">- Максим</text:span><text:span text:style-name="T22">, финальное окно — </text:span><text:span text:style-name="T23">скорее всего вместе</text:span><text:span text:style-name="T22">). Есть почти все </text:span><text:span text:style-name="T24">collide – </text:span><text:span text:style-name="T25">каждому по три существа для обработки</text:span><text:span text:style-name="T24">. </text:span><text:span text:style-name="T26">Р</text:span><text:span text:style-name="T21">азработка</text:span><text:span text:style-name="T22"> физического движка — </text:span><text:span text:style-name="T25">пока хз</text:span><text:span text:style-name="T22">. Разработка уровней — </text:span><text:span text:style-name="T25">каждому по два( поиск текстур и полное создание Самому)</text:span><text:span text:style-name="T18">(28 декабря)</text:span></text:p>
        </text:list-item>
        <text:list-item>
          <text:p text:style-name="P6"><text:span text:style-name="T27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4">txt</text:span><text:span text:style-name="T22"> или бд), </text:span><text:span text:style-name="T21">п</text:span><text:span text:style-name="T28">одсчет результатов</text:span><text:span text:style-name="T29">. Завершение создания всех уровней, логики и персонажей. Добавлена камера, система частиц и звуки. </text:span><text:span text:style-name="T30">Анимации </text:span><text:span text:style-name="T28">+ черновик пояснительной записки и презентации</text:span><text:span text:style-name="T31">(19 января)</text:span></text:p>
        </text:list-item>
        <text:list-item>
          <text:p text:style-name="P6"><text:span text:style-name="T32">Дедлайн</text:span><text:span text:style-name="T33">(</text:span><text:span text:style-name="T16">Код+Пояснительная записка+Презентация+Почти Все работает</text:span> <text:span text:style-name="T33">)</text:span><text:span text:style-name="T32"> <text:s/></text:span><text:span text:style-name="T28">— <text:s/></text:span><text:span text:style-name="T34">И</text:span><text:span text:style-name="T28">справление багов и проблем + презентация и пояснительная записка</text:span><text:span text:style-name="T31">(23 января)</text:span></text:p>
        </text:list-item>
        <text:list-item>
          <text:p text:style-name="P6"><text:span text:style-name="T32">Дедлайн</text:span><text:span text:style-name="T33">(</text:span><text:span text:style-name="T16">Все готово</text:span> <text:span text:style-name="T33">)</text:span><text:span text:style-name="T32"> <text:s/></text:span><text:span text:style-name="T28">— ВСЕ ГОТОВО</text:span><text:span text:style-name="T31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glav.py -<text:span text:style-name="T35">главный файл запуска</text:span></text:p>
          <text:p text:style-name="P10">...</text:p>
        </text:list-item>
        <text:list-item>
          <text:p text:style-name="P9"><text:soft-page-break/>dataset – <text:span text:style-name="T35">статический контент</text:span></text:p>
          <text:p text:style-name="P9">a)img_pers – <text:span text:style-name="T35">изображения персонажей</text:span></text:p>
          <text:p text:style-name="P9">b)img_textur – <text:span text:style-name="T35">текстуры и тд</text:span></text:p>
          <text:p text:style-name="P9">c)mus<text:span text:style-name="T36">с</text:span> – <text:span text:style-name="T35">звуки</text:span></text:p>
          <text:p text:style-name="P9">d)...</text:p>
        </text:list-item>
        <text:list-item>
          <text:p text:style-name="P9">db / txt – <text:span text:style-name="T35">хранение очков уровня и вероятно </text:span>ID <text:span text:style-name="T35">уровня</text:span></text:p>
          <text:p text:style-name="P9">a)<text:span text:style-name="T37">bazadan</text:span>.py – <text:span text:style-name="T35">модуль </text:span>db/txt</text:p>
          <text:p text:style-name="P9">b)…</text:p>
        </text:list-item>
        <text:list-item>
          <text:p text:style-name="P9">…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5-12-14T15:22:56.640395500</dc:date>
    <meta:editing-duration>PT34M38S</meta:editing-duration>
    <meta:editing-cycles>8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27" meta:word-count="344" meta:character-count="2467" meta:non-whitespace-character-count="2128"/>
  </office:meta>
</office:document-meta>
</file>